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3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1 chapeau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 chapeau</text:p>
          </table:table-cell>
          <table:table-cell office:value-type="string" calcext:value-type="string">
            <text:p>y2</text:p>
          </table:table-cell>
          <table:table-cell table:number-columns-repeated="3"/>
          <table:table-cell office:value-type="string" calcext:value-type="string">
            <text:p>Matrice confusion 1</text:p>
          </table:table-cell>
          <table:table-cell office:value-type="string" calcext:value-type="string">
            <text:p>Matrice confusion 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N</text:p>
          </table:table-cell>
          <table:table-cell office:value-type="string" calcext:value-type="string">
            <text:p>VP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FP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VP</text:p>
          </table:table-cell>
          <table:table-cell table:number-columns-repeated="2"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VP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VN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VP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V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=VP/VP+F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</text:p>
          </table:table-cell>
          <table:table-cell office:value-type="float" office:value="0.8" calcext:value-type="float">
            <text:p>0,8</text:p>
          </table:table-cell>
          <table:table-cell office:value-type="float" office:value="0.8333333" calcext:value-type="float">
            <text:p>0,8333333</text:p>
          </table:table-cell>
          <table:table-cell/>
          <table:table-cell office:value-type="string" calcext:value-type="string">
            <text:p>P=VP/VP+FP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 loss y1</text:p>
          </table:table-cell>
          <table:table-cell office:value-type="string" calcext:value-type="string">
            <text:p>log loss y2</text:p>
          </table:table-cell>
          <table:table-cell office:value-type="string" calcext:value-type="string">
            <text:p>Mse 1</text:p>
          </table:table-cell>
          <table:table-cell office:value-type="string" calcext:value-type="string">
            <text:p>Mse 2</text:p>
          </table:table-cell>
          <table:table-cell office:value-type="string" calcext:value-type="string">
            <text:p>RMSE1</text:p>
          </table:table-cell>
          <table:table-cell office:value-type="string" calcext:value-type="string">
            <text:p>RMSE2</text:p>
          </table:table-cell>
          <table:table-cell table:number-columns-repeated="5"/>
        </table:table-row>
        <table:table-row table:style-name="ro1">
          <table:table-cell table:formula="of:=([.B2]*LOG([.A2];2))+(1-[.B2])*LOG(1-[.A2];2)" office:value-type="float" office:value="-1.83650126771712" calcext:value-type="float">
            <text:p>-1,83650126771712</text:p>
          </table:table-cell>
          <table:table-cell table:formula="of:=([.D2]*LOG([.C2];2))+(1-[.D2])*LOG(1-[.C2];2)" office:value-type="float" office:value="-0.785875194647153" calcext:value-type="float">
            <text:p>-0,785875194647153</text:p>
          </table:table-cell>
          <table:table-cell table:formula="of:=(([.A2]-[.B2])^2)" office:value-type="float" office:value="0.5184" calcext:value-type="float">
            <text:p>0,5184</text:p>
          </table:table-cell>
          <table:table-cell table:formula="of:=(([.C2]-[.D2])^2)" office:value-type="float" office:value="0.1764" calcext:value-type="float">
            <text:p>0,1764</text:p>
          </table:table-cell>
          <table:table-cell table:formula="of:=SQRT([.C13])" office:value-type="float" office:value="0.72" calcext:value-type="float">
            <text:p>0,72</text:p>
          </table:table-cell>
          <table:table-cell table:formula="of:=SQRT([.D13])" office:value-type="float" office:value="0.42" calcext:value-type="float">
            <text:p>0,42</text:p>
          </table:table-cell>
          <table:table-cell table:number-columns-repeated="5"/>
        </table:table-row>
        <table:table-row table:style-name="ro1">
          <table:table-cell table:formula="of:=([.B3]*LOG([.A3];2))+(1-[.B3])*LOG(1-[.A3];2)" office:value-type="float" office:value="-1.25153876699596" calcext:value-type="float">
            <text:p>-1,25153876699596</text:p>
          </table:table-cell>
          <table:table-cell table:formula="of:=([.D3]*LOG([.C3];2))+(1-[.D3])*LOG(1-[.C3];2)" office:value-type="float" office:value="-2.55639334852438" calcext:value-type="float">
            <text:p>-2,55639334852438</text:p>
          </table:table-cell>
          <table:table-cell table:formula="of:=(([.A3]-[.B3])^2)" office:value-type="float" office:value="0.3364" calcext:value-type="float">
            <text:p>0,3364</text:p>
          </table:table-cell>
          <table:table-cell table:formula="of:=(([.C3]-[.D3])^2)" office:value-type="float" office:value="0.6889" calcext:value-type="float">
            <text:p>0,6889</text:p>
          </table:table-cell>
          <table:table-cell table:formula="of:=SQRT([.C14])" office:value-type="float" office:value="0.58" calcext:value-type="float">
            <text:p>0,58</text:p>
          </table:table-cell>
          <table:table-cell table:formula="of:=SQRT([.D14])" office:value-type="float" office:value="0.83" calcext:value-type="float">
            <text:p>0,83</text:p>
          </table:table-cell>
          <table:table-cell table:number-columns-repeated="5"/>
        </table:table-row>
        <table:table-row table:style-name="ro1">
          <table:table-cell table:formula="of:=([.B4]*LOG([.A4];2))+(1-[.B4])*LOG(1-[.A4];2)" office:value-type="float" office:value="-0.104697378666693" calcext:value-type="float">
            <text:p>-0,104697378666693</text:p>
          </table:table-cell>
          <table:table-cell table:formula="of:=([.D4]*LOG([.C4];2))+(1-[.D4])*LOG(1-[.C4];2)" office:value-type="float" office:value="-0.358453970912476" calcext:value-type="float">
            <text:p>-0,358453970912476</text:p>
          </table:table-cell>
          <table:table-cell table:formula="of:=(([.A4]-[.B4])^2)" office:value-type="float" office:value="0.00489999999999999" calcext:value-type="float">
            <text:p>0,00489999999999999</text:p>
          </table:table-cell>
          <table:table-cell table:formula="of:=(([.C4]-[.D4])^2)" office:value-type="float" office:value="0.0484" calcext:value-type="float">
            <text:p>0,0484</text:p>
          </table:table-cell>
          <table:table-cell table:formula="of:=SQRT([.C15])" office:value-type="float" office:value="0.07" calcext:value-type="float">
            <text:p>0,07</text:p>
          </table:table-cell>
          <table:table-cell table:formula="of:=SQRT([.D15])" office:value-type="float" office:value="0.22" calcext:value-type="float">
            <text:p>0,22</text:p>
          </table:table-cell>
          <table:table-cell table:number-columns-repeated="5"/>
        </table:table-row>
        <table:table-row table:style-name="ro1">
          <table:table-cell table:formula="of:=([.B5]*LOG([.A5];2))+(1-[.B5])*LOG(1-[.A5];2)" office:value-type="float" office:value="-0.0144995696951151" calcext:value-type="float">
            <text:p>-0,0144995696951151</text:p>
          </table:table-cell>
          <table:table-cell table:formula="of:=([.D5]*LOG([.C5];2))+(1-[.D5])*LOG(1-[.C5];2)" office:value-type="float" office:value="-0.358453970912476" calcext:value-type="float">
            <text:p>-0,358453970912476</text:p>
          </table:table-cell>
          <table:table-cell table:formula="of:=(([.A5]-[.B5])^2)" office:value-type="float" office:value="0.0001" calcext:value-type="float">
            <text:p>0,0001</text:p>
          </table:table-cell>
          <table:table-cell table:formula="of:=(([.C5]-[.D5])^2)" office:value-type="float" office:value="0.0484" calcext:value-type="float">
            <text:p>0,0484</text:p>
          </table:table-cell>
          <table:table-cell table:formula="of:=SQRT([.C16])" office:value-type="float" office:value="0.01" calcext:value-type="float">
            <text:p>0,01</text:p>
          </table:table-cell>
          <table:table-cell table:formula="of:=SQRT([.D16])" office:value-type="float" office:value="0.22" calcext:value-type="float">
            <text:p>0,22</text:p>
          </table:table-cell>
          <table:table-cell table:number-columns-repeated="5"/>
        </table:table-row>
        <table:table-row table:style-name="ro1">
          <table:table-cell table:formula="of:=([.B6]*LOG([.A6];2))+(1-[.B6])*LOG(1-[.A6];2)" office:value-type="float" office:value="-0.689659879387849" calcext:value-type="float">
            <text:p>-0,689659879387849</text:p>
          </table:table-cell>
          <table:table-cell table:formula="of:=([.D6]*LOG([.C6];2))+(1-[.D6])*LOG(1-[.C6];2)" office:value-type="float" office:value="-0.184424571137427" calcext:value-type="float">
            <text:p>-0,184424571137427</text:p>
          </table:table-cell>
          <table:table-cell table:formula="of:=(([.A6]-[.B6])^2)" office:value-type="float" office:value="0.1444" calcext:value-type="float">
            <text:p>0,1444</text:p>
          </table:table-cell>
          <table:table-cell table:formula="of:=(([.C6]-[.D6])^2)" office:value-type="float" office:value="0.0144" calcext:value-type="float">
            <text:p>0,0144</text:p>
          </table:table-cell>
          <table:table-cell table:formula="of:=SQRT([.C17])" office:value-type="float" office:value="0.38" calcext:value-type="float">
            <text:p>0,38</text:p>
          </table:table-cell>
          <table:table-cell table:formula="of:=SQRT([.D17])" office:value-type="float" office:value="0.12" calcext:value-type="float">
            <text:p>0,12</text:p>
          </table:table-cell>
          <table:table-cell table:number-columns-repeated="5"/>
        </table:table-row>
        <table:table-row table:style-name="ro1">
          <table:table-cell table:formula="of:=([.B7]*LOG([.A7];2))+(1-[.B7])*LOG(1-[.A7];2)" office:value-type="float" office:value="-0.358453970912476" calcext:value-type="float">
            <text:p>-0,358453970912476</text:p>
          </table:table-cell>
          <table:table-cell table:formula="of:=([.D7]*LOG([.C7];2))+(1-[.D7])*LOG(1-[.C7];2)" office:value-type="float" office:value="-0.556393348524385" calcext:value-type="float">
            <text:p>-0,556393348524385</text:p>
          </table:table-cell>
          <table:table-cell table:formula="of:=(([.A7]-[.B7])^2)" office:value-type="float" office:value="0.0484" calcext:value-type="float">
            <text:p>0,0484</text:p>
          </table:table-cell>
          <table:table-cell table:formula="of:=(([.C7]-[.D7])^2)" office:value-type="float" office:value="0.1024" calcext:value-type="float">
            <text:p>0,1024</text:p>
          </table:table-cell>
          <table:table-cell table:formula="of:=SQRT([.C18])" office:value-type="float" office:value="0.22" calcext:value-type="float">
            <text:p>0,22</text:p>
          </table:table-cell>
          <table:table-cell table:formula="of:=SQRT([.D18])" office:value-type="float" office:value="0.32" calcext:value-type="float">
            <text:p>0,32</text:p>
          </table:table-cell>
          <table:table-cell table:number-columns-repeated="5"/>
        </table:table-row>
        <table:table-row table:style-name="ro1">
          <table:table-cell table:formula="of:=([.B8]*LOG([.A8];2))+(1-[.B8])*LOG(1-[.A8];2)" office:value-type="float" office:value="-0.713118852211838" calcext:value-type="float">
            <text:p>-0,713118852211838</text:p>
          </table:table-cell>
          <table:table-cell table:formula="of:=([.D8]*LOG([.C8];2))+(1-[.D8])*LOG(1-[.C8];2)" office:value-type="float" office:value="-0.136061549576028" calcext:value-type="float">
            <text:p>-0,136061549576028</text:p>
          </table:table-cell>
          <table:table-cell table:formula="of:=(([.A8]-[.B8])^2)" office:value-type="float" office:value="0.1521" calcext:value-type="float">
            <text:p>0,1521</text:p>
          </table:table-cell>
          <table:table-cell table:formula="of:=(([.C8]-[.D8])^2)" office:value-type="float" office:value="0.00809999999999999" calcext:value-type="float">
            <text:p>0,00809999999999999</text:p>
          </table:table-cell>
          <table:table-cell table:formula="of:=SQRT([.C19])" office:value-type="float" office:value="0.39" calcext:value-type="float">
            <text:p>0,39</text:p>
          </table:table-cell>
          <table:table-cell table:formula="of:=SQRT([.D19])" office:value-type="float" office:value="0.09" calcext:value-type="float">
            <text:p>0,09</text:p>
          </table:table-cell>
          <table:table-cell table:number-columns-repeated="5"/>
        </table:table-row>
        <table:table-row table:style-name="ro1">
          <table:table-cell table:formula="of:=-SUM([.A13:.A19])/7" office:value-type="float" office:value="0.709781383655294" calcext:value-type="float">
            <text:p>0,709781383655294</text:p>
          </table:table-cell>
          <table:table-cell table:formula="of:=-SUM([.B13:.B19])/7" office:value-type="float" office:value="0.705150850604904" calcext:value-type="float">
            <text:p>0,705150850604904</text:p>
          </table:table-cell>
          <table:table-cell table:formula="of:=(([.A9]-[.B9])^2)" office:value-type="float" office:value="0" calcext:value-type="float">
            <text:p>0</text:p>
          </table:table-cell>
          <table:table-cell table:formula="of:=(([.C9]-[.D9])^2)" office:value-type="float" office:value="0" calcext:value-type="float">
            <text:p>0</text:p>
          </table:table-cell>
          <table:table-cell table:formula="of:=SQRT([.C20])" office:value-type="float" office:value="0" calcext:value-type="float">
            <text:p>0</text:p>
          </table:table-cell>
          <table:table-cell table:formula="of:=SQRT([.D20])" office:value-type="float" office:value="0" calcext:value-type="float">
            <text:p>0</text:p>
          </table:table-cell>
          <table:table-cell table:number-columns-repeated="5"/>
        </table:table-row>
      </table:table>
      <table:table table:name="Exercice 2" table:style-name="ta1"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empérature à 12:00</text:p>
          </table:table-cell>
          <table:table-cell office:value-type="float" office:value="23.8" calcext:value-type="float">
            <text:p>23,8</text:p>
          </table:table-cell>
          <table:table-cell office:value-type="float" office:value="16.3" calcext:value-type="float">
            <text:p>16,3</text:p>
          </table:table-cell>
          <table:table-cell office:value-type="float" office:value="27.2" calcext:value-type="float">
            <text:p>27,2</text:p>
          </table:table-cell>
          <table:table-cell office:value-type="float" office:value="7.1" calcext:value-type="float">
            <text:p>7,1</text:p>
          </table:table-cell>
          <table:table-cell office:value-type="float" office:value="25.1" calcext:value-type="float">
            <text:p>25,1</text:p>
          </table:table-cell>
          <table:table-cell office:value-type="float" office:value="27.5" calcext:value-type="float">
            <text:p>27,5</text:p>
          </table:table-cell>
          <table:table-cell office:value-type="float" office:value="19.4" calcext:value-type="float">
            <text:p>19,4</text:p>
          </table:table-cell>
          <table:table-cell office:value-type="float" office:value="19.8" calcext:value-type="float">
            <text:p>19,8</text:p>
          </table:table-cell>
          <table:table-cell office:value-type="float" office:value="32.2" calcext:value-type="float">
            <text:p>32,2</text:p>
          </table:table-cell>
          <table:table-cell office:value-type="float" office:value="20.7" calcext:value-type="float">
            <text:p>20,7</text:p>
          </table:table-cell>
        </table:table-row>
        <table:table-row table:style-name="ro1">
          <table:table-cell office:value-type="string" calcext:value-type="string">
            <text:p>0<text:span text:style-name="T1">3 </text:span><text:span text:style-name="T2">Max</text:span></text:p>
          </table:table-cell>
          <table:table-cell office:value-type="float" office:value="115.4" calcext:value-type="float">
            <text:p>115,4</text:p>
          </table:table-cell>
          <table:table-cell office:value-type="float" office:value="76.3" calcext:value-type="float">
            <text:p>76,3</text:p>
          </table:table-cell>
          <table:table-cell office:value-type="float" office:value="113.8" calcext:value-type="float">
            <text:p>113,8</text:p>
          </table:table-cell>
          <table:table-cell office:value-type="float" office:value="81.6" calcext:value-type="float">
            <text:p>81,6</text:p>
          </table:table-cell>
          <table:table-cell office:value-type="float" office:value="115.4" calcext:value-type="float">
            <text:p>115,4</text:p>
          </table:table-cell>
          <table:table-cell office:value-type="float" office:value="125" calcext:value-type="float">
            <text:p>125</text:p>
          </table:table-cell>
          <table:table-cell office:value-type="float" office:value="83.6" calcext:value-type="float">
            <text:p>83,6</text:p>
          </table:table-cell>
          <table:table-cell office:value-type="float" office:value="75.2" calcext:value-type="float">
            <text:p>75,2</text:p>
          </table:table-cell>
          <table:table-cell office:value-type="float" office:value="136.8" calcext:value-type="float">
            <text:p>136,8</text:p>
          </table:table-cell>
          <table:table-cell office:value-type="float" office:value="102.8" calcext:value-type="float">
            <text:p>102,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7"/>
        </table:table-row>
        <table:table-row table:style-name="ro1">
          <table:table-cell/>
          <table:table-cell table:formula="of:=-(2/8)*()" office:value-type="string" office:string-value="" calcext:value-type="error">
            <text:p>Err :51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14:33:23.6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14:51:55.045000000</meta:creation-date>
    <dc:date>2022-11-16T17:56:09.312000000</dc:date>
    <meta:editing-duration>PT2H26M4S</meta:editing-duration>
    <meta:editing-cycles>6</meta:editing-cycles>
    <meta:generator>LibreOffice/7.2.1.2$Windows_X86_64 LibreOffice_project/87b77fad49947c1441b67c559c339af8f3517e22</meta:generator>
    <meta:document-statistic meta:table-count="2" meta:cell-count="141" meta:object-count="0"/>
  </office:meta>
</office:document-meta>
</file>